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7.915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9.656cm" fo:min-width="11.292cm" draw:shadow="hidden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1.292cm" draw:shadow="hidden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1.292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184cm" fo:min-width="3.627cm"/>
    </style:style>
    <style:style style:name="gr6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</style:style>
    <style:style style:name="gr7" style:family="graphic" style:parent-style-name="standard">
      <style:graphic-properties draw:stroke="solid" svg:stroke-color="#000000" draw:textarea-vertical-align="middle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</style:style>
    <style:style style:name="gr12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3.284cm"/>
    </style:style>
    <style:style style:name="gr13" style:family="graphic" style:parent-style-name="text">
      <style:graphic-properties draw:stroke="solid" svg:stroke-color="#000000" draw:textarea-vertical-align="middle"/>
    </style:style>
    <style:style style:name="gr14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2.421cm"/>
    </style:style>
    <style:style style:name="gr15" style:family="graphic" style:parent-style-name="standard">
      <style:graphic-properties svg:stroke-width="0.053cm" svg:stroke-color="#000000" draw:marker-start-width="0.279cm" draw:marker-end-width="0.279cm" draw:textarea-vertical-align="top" fo:padding-top="0.151cm" fo:padding-bottom="0.151cm" fo:padding-left="0.276cm" fo:padding-right="0.276cm"/>
    </style:style>
    <style:style style:name="gr16" style:family="graphic" style:parent-style-name="standard">
      <style:graphic-properties svg:stroke-color="#3465a4" draw:fill-color="#f04e4d" draw:opacity="99%" draw:textarea-horizontal-align="justify" draw:textarea-vertical-align="middle" draw:auto-grow-height="false" fo:min-height="1.266cm" fo:min-width="3.056cm" draw:shadow="visible" draw:shadow-offset-x="0.212cm" draw:shadow-offset-y="0.212cm" draw:shadow-color="#f37b70"/>
    </style:style>
    <style:style style:name="gr17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3.056cm"/>
    </style:style>
    <style:style style:name="gr18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2.929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svg:stroke-color="#3465a4" draw:fill-color="#adc5e7" draw:textarea-horizontal-align="justify" draw:textarea-vertical-align="middle" draw:auto-grow-height="false" fo:min-height="2.163cm" fo:min-width="4.453cm"/>
    </style:style>
    <style:style style:name="gr25" style:family="graphic" style:parent-style-name="standard">
      <style:graphic-properties draw:stroke="none" svg:stroke-color="#000000" draw:fill="none" draw:fill-color="#ffffff" fo:min-height="0.949cm"/>
    </style:style>
    <style:style style:name="gr26" style:family="graphic" style:parent-style-name="standard">
      <style:graphic-properties draw:stroke="none" svg:stroke-color="#000000" draw:fill="none" draw:fill-color="#ffffff" fo:min-height="2.134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fill-color="#adc5e7" draw:textarea-horizontal-align="justify" draw:textarea-vertical-align="middle" draw:auto-grow-height="false" fo:min-height="0.184cm" fo:min-width="3.193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5" style:family="paragraph">
      <loext:graphic-properties draw:fill-color="#e0efd4"/>
      <style:paragraph-properties fo:margin-left="0.508cm" fo:margin-right="0cm" fo:text-align="start" fo:text-indent="0cm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style:paragraph-properties fo:margin-top="0.457cm" fo:margin-bottom="0.203cm" fo:text-align="center"/>
      <style:text-properties fo:font-size="12pt" style:font-size-asian="12pt" style:font-size-complex="12pt"/>
    </style:style>
    <style:style style:name="P13" style:family="paragraph">
      <loext:graphic-properties draw:fill-color="#f04e4d" draw:opacity="99%"/>
      <style:paragraph-properties fo:text-align="center"/>
    </style:style>
    <style:style style:name="P14" style:family="paragraph">
      <loext:graphic-properties draw:fill-color="#f04e4d" draw:opacity="99%"/>
      <style:paragraph-properties fo:text-align="center"/>
      <style:text-properties fo:text-shadow="none" style:text-underline-style="none" fo:font-weight="bold" fo:background-color="#cf3834" style:font-weight-asian="bold" style:font-weight-complex="bold"/>
    </style:style>
    <style:style style:name="P15" style:family="paragraph">
      <loext:graphic-properties draw:fill-color="#f7a19a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792cm" svg:height="9.906cm" svg:x="7.496cm" svg:y="8.62cm">
          <text:p text:style-name="P2"><text:span text:style-name="T1">Peripher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1.792cm" svg:height="3.593cm" svg:x="7.496cm" svg:y="5.027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11.792cm" svg:height="3.937cm" svg:x="7.496cm" svg:y="1.127cm">
          <text:p text:style-name="P2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6" draw:id="id16" draw:layer="layout" svg:width="7.239cm" svg:height="0.762cm" draw:transform="rotate (-1.5707963267949) translate (9.517cm 10.525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7" xml:id="id2" draw:id="id2" draw:layer="layout" svg:width="4.191cm" svg:height="3.556cm" svg:x="1.608cm" svg:y="2.313cm">
          <text:p text:style-name="P6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6.415cm" svg:y1="6.697cm" svg:x2="3.703cm" svg:y2="5.869cm" draw:start-shape="id1" draw:start-glue-point="5" draw:end-shape="id2" draw:end-glue-point="2" svg:d="M6415 6697h-2712v-828" svg:viewBox="0 0 2713 829">
          <text:p text:style-name="P6"><text:span text:style-name="T4">32bit</text:span></text:p>
        </draw:connector>
        <draw:g>
          <draw:custom-shape draw:style-name="gr8" draw:text-style-name="P9" xml:id="id3" draw:id="id3" draw:layer="layout" svg:width="2.921cm" svg:height="2.921cm" svg:x="10.652cm" svg:y="1.753cm">
            <text:p text:style-name="P6">SRAM</text:p>
            <draw:enhanced-geometry svg:viewBox="0 0 21600 21600" draw:type="rectangle" draw:enhanced-path="M 0 0 L 21600 0 21600 21600 0 21600 0 0 Z N"/>
          </draw:custom-shape>
          <draw:frame draw:style-name="gr9" draw:text-style-name="P6" draw:layer="measurelines" svg:width="2.487cm" svg:height="0.528cm" svg:x="10.878cm" svg:y="3.94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10" draw:text-style-name="P6" draw:layer="layout" svg:x1="10.652cm" svg:y1="3.213cm" svg:x2="7.187cm" svg:y2="4.756cm" draw:start-shape="id3" draw:start-glue-point="3" svg:d="M10652 3213h-1983v1543h-1482" svg:viewBox="0 0 3466 1544">
            <text:p/>
          </draw:connector>
        </draw:g>
        <draw:g xml:id="id4" draw:id="id4">
          <draw:custom-shape draw:style-name="gr8" draw:text-style-name="P9" draw:layer="measurelines" svg:width="2.921cm" svg:height="2.921cm" svg:x="15.478cm" svg:y="1.753cm">
            <text:p text:style-name="P6">Boot_ctr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measurelines" svg:width="2.413cm" svg:height="1.778cm" svg:x="15.759cm" svg:y="2.769cm">
            <text:p text:style-name="P6">Boot</text:p>
            <text:p text:style-name="P6">ROM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measurelines" svg:x1="13.573cm" svg:y1="3.213cm" svg:x2="15.478cm" svg:y2="3.213cm" draw:start-shape="id3" draw:start-glue-point="1" draw:end-shape="id4" draw:end-glue-point="3" svg:d="M13573 3213h1905" svg:viewBox="0 0 1906 1">
          <text:p/>
        </draw:connector>
        <draw:g xml:id="id5" draw:id="id5">
          <draw:g>
            <draw:custom-shape draw:style-name="gr12" draw:text-style-name="P11" draw:layer="measurelines" svg:width="3.784cm" svg:height="1.516cm" svg:x="12.278cm" svg:y="5.939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measurelines" svg:width="3.784cm" svg:height="1.516cm" svg:x="12.278cm" svg:y="5.939cm">
              <text:p text:style-name="P6">AXI Cache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3" draw:text-style-name="P6" draw:layer="measurelines" svg:x1="7.177cm" svg:y1="6.697cm" svg:x2="12.278cm" svg:y2="6.697cm" draw:start-shape="id1" draw:start-glue-point="7" draw:end-shape="id5" draw:end-glue-point="3" svg:d="M7177 6697h5101" svg:viewBox="0 0 5102 1">
          <text:p/>
        </draw:connector>
        <draw:g>
          <draw:g xml:id="id6" draw:id="id6">
            <draw:custom-shape draw:style-name="gr14" draw:text-style-name="P11" draw:layer="layout" svg:width="2.921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4" draw:text-style-name="P11" draw:layer="layout" svg:width="2.921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12" draw:layer="layout" svg:x1="13.573cm" svg:y1="10.656cm" svg:x2="18.399cm" svg:y2="10.656cm" draw:start-shape="id6" draw:start-glue-point="1" draw:end-shape="id7" draw:end-glue-point="2" svg:d="M13573 10656h4826" svg:viewBox="0 0 4827 1">
            <text:p/>
          </draw:connector>
          <draw:g xml:id="id12" draw:id="id12">
            <draw:custom-shape draw:style-name="gr16" draw:text-style-name="P13" draw:layer="layout" svg:width="3.556cm" svg:height="1.516cm" svg:x="10.652cm" svg:y="9.898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6" draw:text-style-name="P14" draw:layer="layout" svg:width="3.556cm" svg:height="1.516cm" svg:x="10.652cm" svg:y="9.898cm">
              <text:p text:style-name="P6"><text:span text:style-name="T5">VersatCNN</text:span><text:span text:style-name="T5"><text:line-break/></text:span><text:span text:style-name="T5">CORE</text:span></text:p>
              <draw:enhanced-geometry svg:viewBox="0 0 21600 21600" draw:type="rectangle" draw:enhanced-path="M 0 0 L 21600 0 21600 21600 0 21600 0 0 Z N"/>
            </draw:custom-shape>
          </draw:g>
          <draw:g xml:id="id10" draw:id="id10">
            <draw:custom-shape draw:style-name="gr17" draw:text-style-name="P15" draw:layer="layout" svg:width="3.556cm" svg:height="1.516cm" svg:x="10.652cm" svg:y="12.176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3.556cm" svg:height="1.516cm" svg:x="10.652cm" svg:y="12.176cm">
              <text:p text:style-name="P6">Ethern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1" draw:id="id11">
            <draw:custom-shape draw:style-name="gr18" draw:text-style-name="P15" draw:layer="layout" svg:width="2.921cm" svg:height="1.516cm" svg:x="10.652cm" svg:y="14.47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7" draw:text-style-name="P15" xml:id="id8" draw:id="id8" draw:layer="layout" svg:width="3.556cm" svg:height="1.516cm" svg:x="10.652cm" svg:y="14.47cm">
              <text:p text:style-name="P6">UAR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9" draw:text-style-name="P16" draw:layer="layout" draw:type="lines" svg:x1="14.208cm" svg:y1="15.228cm" svg:x2="20.101cm" svg:y2="15.24cm" draw:start-shape="id8" draw:start-glue-point="1" svg:d="M14208 15228h501l5392 12" svg:viewBox="0 0 5894 13">
              <text:p/>
            </draw:connector>
          </draw:g>
          <draw:g xml:id="id9" draw:id="id9">
            <draw:custom-shape draw:style-name="gr17" draw:text-style-name="P15" draw:layer="layout" svg:width="3.556cm" svg:height="1.516cm" svg:x="10.652cm" svg:y="16.77cm">
              <text:p text:style-name="P6">L1 Cache</text:p>
              <draw:enhanced-geometry svg:viewBox="0 0 21600 21600" draw:type="rectangle" draw:enhanced-path="M 0 0 L 21600 0 21600 21600 0 21600 0 0 Z N"/>
            </draw:custom-shape>
            <draw:custom-shape draw:style-name="gr17" draw:text-style-name="P15" draw:layer="layout" svg:width="3.556cm" svg:height="1.516cm" svg:x="10.652cm" svg:y="16.77cm">
              <text:p text:style-name="P6">Tim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6" draw:layer="layout" svg:x1="10.652cm" svg:y1="17.528cm" svg:x2="9.517cm" svg:y2="16.29cm" draw:start-shape="id9" draw:start-glue-point="3" svg:d="M10652 17528h-818v-1238h-317" svg:viewBox="0 0 1136 1239">
            <text:p/>
          </draw:connector>
          <draw:connector draw:style-name="gr19" draw:text-style-name="P16" draw:layer="layout" draw:type="lines" svg:x1="14.208cm" svg:y1="12.934cm" svg:x2="20.109cm" svg:y2="12.942cm" draw:start-shape="id10" draw:start-glue-point="1" svg:d="M14208 12934h501l5400 8" svg:viewBox="0 0 5902 9">
            <text:p/>
          </draw:connector>
          <draw:connector draw:style-name="gr20" draw:text-style-name="P6" xml:id="id7" draw:id="id7" draw:layer="layout" svg:x1="18.399cm" svg:y1="10.656cm" svg:x2="19.923cm" svg:y2="8.678cm" svg:d="M18399 10656v-989h1524v-989" svg:viewBox="0 0 1525 1979">
            <text:p/>
          </draw:connector>
          <draw:connector draw:style-name="gr10" draw:text-style-name="P6" draw:layer="layout" svg:x1="10.652cm" svg:y1="15.228cm" svg:x2="9.518cm" svg:y2="15.228cm" draw:start-shape="id11" draw:start-glue-point="3" svg:d="M10652 15228h-1134" svg:viewBox="0 0 1135 1">
            <text:p/>
          </draw:connector>
          <draw:connector draw:style-name="gr10" draw:text-style-name="P6" draw:layer="layout" svg:x1="10.652cm" svg:y1="12.934cm" svg:x2="9.518cm" svg:y2="12.934cm" draw:start-shape="id10" draw:start-glue-point="3" svg:d="M10652 12934h-1134" svg:viewBox="0 0 1135 1">
            <text:p/>
          </draw:connector>
          <draw:connector draw:style-name="gr10" draw:text-style-name="P6" draw:layer="layout" svg:x1="10.652cm" svg:y1="10.656cm" svg:x2="9.525cm" svg:y2="11.472cm" draw:start-shape="id12" draw:start-glue-point="3" svg:d="M10652 10656h-814v816h-313" svg:viewBox="0 0 1128 817">
            <text:p/>
          </draw:connector>
        </draw:g>
        <draw:frame draw:style-name="gr21" draw:text-style-name="P17" draw:layer="layout" svg:width="1.214cm" svg:height="0.725cm" svg:x="9.636cm" svg:y="10.017cm">
          <draw:text-box>
            <text:p><text:span text:style-name="T4">Cfg</text:span></text:p>
          </draw:text-box>
        </draw:frame>
        <draw:custom-shape draw:style-name="gr22" draw:text-style-name="P7" draw:layer="layout" svg:width="3.429cm" svg:height="1.524cm" svg:x="20.104cm" svg:y="12.176cm">
          <text:p text:style-name="P6">ETH PHY<text:line-break/><text:span text:style-name="T3">100 Mbps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13" draw:id="id13" draw:layer="layout" svg:width="3.429cm" svg:height="1.524cm" svg:x="20.104cm" svg:y="14.476cm">
          <text:p text:style-name="P6">USB-UART<text:line-break/><text:span text:style-name="T3">interface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svg:x1="20.104cm" svg:y1="15.238cm" svg:x2="20.104cm" svg:y2="15.238cm" draw:start-shape="id13" draw:start-glue-point="3" draw:end-shape="id13" draw:end-glue-point="3" svg:d="M20104 15238z" svg:viewBox="0 0 1 1">
          <text:p/>
        </draw:connector>
        <draw:custom-shape draw:style-name="gr24" draw:text-style-name="P7" xml:id="id14" draw:id="id14" draw:layer="layout" svg:width="4.953cm" svg:height="2.413cm" svg:x="19.923cm" svg:y="7.477cm">
          <text:p text:style-name="P6">Xilinx<text:line-break/>AXI-Interconnect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line-skew="1.677cm" svg:x1="16.062cm" svg:y1="6.697cm" svg:x2="19.923cm" svg:y2="8.683cm" draw:start-shape="id5" draw:start-glue-point="1" draw:end-shape="id14" draw:end-glue-point="3" svg:d="M16062 6697h3607v1986h254" svg:viewBox="0 0 3862 1987">
          <text:p/>
        </draw:connector>
        <draw:frame draw:style-name="gr25" draw:text-style-name="P18" draw:layer="layout" svg:width="2.413cm" svg:height="1.199cm" svg:x="15.653cm" svg:y="6.107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frame draw:style-name="gr25" draw:text-style-name="P18" draw:layer="layout" svg:width="2.413cm" svg:height="1.199cm" svg:x="13.854cm" svg:y="10.108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custom-shape draw:style-name="gr6" draw:text-style-name="P7" xml:id="id15" draw:id="id15" draw:layer="layout" svg:width="4.191cm" svg:height="3.556cm" svg:x="20.304cm" svg:y="1.635cm">
          <text:p text:style-name="P6">Xilinx<text:line-break/>MIG<text:line-break/>Controller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22.399cm" svg:y1="5.191cm" svg:x2="22.399cm" svg:y2="7.477cm" draw:start-shape="id15" draw:start-glue-point="2" draw:end-shape="id14" draw:end-glue-point="0" svg:d="M22399 5191v2286" svg:viewBox="0 0 1 2287">
          <text:p/>
        </draw:connector>
        <draw:frame draw:style-name="gr26" draw:text-style-name="P17" draw:layer="layout" svg:width="5.08cm" svg:height="2.384cm" svg:x="1.254cm" svg:y="16.24cm">
          <draw:text-box>
            <text:p>IOb-SoC-Yolo<text:line-break/>System</text:p>
          </draw:text-box>
        </draw:frame>
        <draw:frame draw:style-name="gr27" draw:text-style-name="P18" draw:layer="layout" svg:width="1.778cm" svg:height="1.651cm" svg:x="22.209cm" svg:y="5.699cm">
          <draw:text-box>
            <text:p text:style-name="P6"><text:span text:style-name="T4">256bit</text:span><text:span text:style-name="T4"><text:line-break/></text:span><text:span text:style-name="T4">AXI</text:span></text:p>
          </draw:text-box>
        </draw:frame>
        <draw:connector draw:style-name="gr10" draw:text-style-name="P6" draw:layer="layout" svg:x1="8.755cm" svg:y1="14.144cm" svg:x2="6.797cm" svg:y2="9.154cm" draw:start-shape="id16" draw:start-glue-point="5" draw:end-shape="id1" draw:end-glue-point="4" svg:d="M8755 14144h-789v-4990h-1169" svg:viewBox="0 0 1959 4991">
          <text:p/>
        </draw:connector>
        <draw:custom-shape draw:style-name="gr28" draw:text-style-name="P7" xml:id="id1" draw:id="id1" draw:layer="layout" svg:width="6.477cm" svg:height="0.762cm" draw:transform="rotate (-1.5707963267949) translate (7.177cm 3.459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09:25:24.234245608</meta:creation-date>
    <dc:date>2020-12-19T15:31:19.405526325</dc:date>
    <meta:editing-duration>PT1H27M10S</meta:editing-duration>
    <meta:editing-cycles>17</meta:editing-cycles>
    <meta:generator>LibreOffice/6.0.7.3$Linux_X86_64 LibreOffice_project/00m0$Build-3</meta:generator>
    <meta:document-statistic meta:object-count="58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